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fo:text-align="start" style:justify-single-word="false"/>
      <style:text-properties officeooo:rsid="00117e67" officeooo:paragraph-rsid="00117e67"/>
    </style:style>
    <style:style style:name="P4" style:family="paragraph" style:parent-style-name="Preformatted_20_Text">
      <style:paragraph-properties fo:text-align="start" style:justify-single-word="false"/>
      <style:text-properties officeooo:rsid="00128bf0" officeooo:paragraph-rsid="00128bf0"/>
    </style:style>
    <style:style style:name="P5" style:family="paragraph" style:parent-style-name="Preformatted_20_Text">
      <style:paragraph-properties fo:text-align="start" style:justify-single-word="false"/>
      <style:text-properties fo:font-weight="bold" officeooo:rsid="00128bf0" officeooo:paragraph-rsid="00128bf0" style:font-weight-asian="bold" style:font-weight-complex="bold"/>
    </style:style>
    <style:style style:name="P6" style:family="paragraph" style:parent-style-name="Preformatted_20_Text">
      <style:paragraph-properties fo:text-align="start" style:justify-single-word="false"/>
      <style:text-properties officeooo:rsid="00144c7d" officeooo:paragraph-rsid="00144c7d"/>
    </style:style>
    <style:style style:name="T1" style:family="text">
      <style:text-properties officeooo:rsid="00117e67"/>
    </style:style>
    <style:style style:name="T2" style:family="text">
      <style:text-properties officeooo:rsid="00128bf0"/>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T1">*******************************FAIR RATIONS**************************************</text:span></text:p>
      <text:p text:style-name="P1"><text:s text:c="3"/><text:a xlink:type="simple" xlink:href="https://www.hackerrank.com/challenges/fair-rations/problem" text:style-name="Internet_20_link" text:visited-style-name="Visited_20_Internet_20_Link">https://www.hackerrank.com/challenges/fair-rations/problem</text:a> </text:p>
      <text:p text:style-name="P2"/>
      <text:p text:style-name="P3">You have an array of numbers between 1 and 10, you must make them all even numbers if possible. The rules are you can add 1 to any number as long as you also add a 1 to the number directly before or after it. In the problem it is a line of people waiting for bread. The line length is at least two.</text:p>
      <text:p text:style-name="P3">I set a counter outside the loop initialized to 0, to return either the number of 1’s added to make the array all oven or “NO” if it was not possible.</text:p>
      <text:p text:style-name="P3">I used a for loop for the length of the array. For each item I checked to see if it as odd or even using the modulo operator. If it was even I did not thing and continued on to with the loop.</text:p>
      <text:p text:style-name="P3">In the case that the item was odd, I incremented the counter by one. After that I checked to see if I was at the end of the array by accessing the array using the I index +1 of my loop myArr[i+1] !== undefined. If it was not undefined I incremented it by 1 (Not checking to see if it was odd or even) by myArr[i+1]++ and also incremented the counter by one. I followed this if statement with an else that simply said “return counter = “NO”. <text:span text:style-name="T2">Now if you reached the end of the array, and your number was still odd, you could not increase the number in front because it was the end, and the number behind was already even so the problem would not be possible. </text:span></text:p>
      <text:p text:style-name="P4">Outside my for loop I returned the counter, if the last else block never executed inside my loop the counter would hold the number of changes I needed to make all the numbers even.</text:p>
      <text:p text:style-name="P4"/>
      <text:p text:style-name="P4">At first I also had a condition at the start checking to see if the length was 2 and if so if both items were not odd or even to return the counter as “NO” but this was not needed once I got my loop working properly.</text:p>
      <text:p text:style-name="P4"/>
      <text:p text:style-name="P4">Basically, an easy problem made confusing by using bread, lines, and peasants. It’s just making all the numbers even by adding 1 to an odd number but also having to add 1 to the number in front of it or behind it.</text:p>
      <text:p text:style-name="P4">I choose to just focus on the number in front, and make all previous numbers even, linear. Given an input of arr:</text:p>
      <text:p text:style-name="P5">let counter = 0;</text:p>
      <text:p text:style-name="P5">for(let i = 0; i &lt; arr.length; i++) {</text:p>
      <text:p text:style-name="P5"><text:tab/>if(arr[i] % 2 !== 0) {</text:p>
      <text:p text:style-name="P5"><text:tab/><text:tab/>counter++</text:p>
      <text:p text:style-name="P5"><text:tab/><text:tab/>if(arr[i+1] !== undefined) {</text:p>
      <text:p text:style-name="P5"><text:tab/><text:tab/><text:tab/>counter++</text:p>
      <text:p text:style-name="P5"><text:tab/><text:tab/><text:tab/>arr[i+1]++</text:p>
      <text:p text:style-name="P5"><text:tab/><text:tab/>} else {</text:p>
      <text:p text:style-name="P5"><text:tab/><text:tab/><text:tab/>return counter = “NO”</text:p>
      <text:p text:style-name="P5"><text:tab/><text:tab/><text:tab/>}</text:p>
      <text:p text:style-name="P5"><text:tab/>}</text:p>
      <text:p text:style-name="P5">}</text:p>
      <text:p text:style-name="P5"/>
      <text:p text:style-name="P5">return counter;</text:p>
      <text:p text:style-name="P6">After reading the discussion on Hacker Ran of this problem after solving it, I was satisfied with it enough not to switch it. Other decent solutions were similar, with some worse. One cool trick I did learn was that if you added all the numbers and they result was even, than you could make it even. You just needed to figure out how many additions it would take. If the total was odd, you could never do it. It seems obvious now, and I will try to remember it for later use.<text:span text:style-name="T3">COOL TRICK</text:span> It would have been a fast solution if they had just wanted a “YES” or “NO” answer instead of the actual move number. Any easy one liner use the reduce() method. If the total is odd and each move you have must add two, it will always remain odd. Vice versa, if the total is even and you always add two, it will always remain ev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3-01T08:11:24.081000000</dc:date>
    <meta:editing-duration>PT1M3S</meta:editing-duration>
    <meta:editing-cycles>1</meta:editing-cycles>
    <meta:document-statistic meta:table-count="0" meta:image-count="0" meta:object-count="0" meta:page-count="1" meta:paragraph-count="24" meta:word-count="613" meta:character-count="3176" meta:non-whitespace-character-count="2562"/>
    <meta:generator>LibreOffice/6.3.2.2$Windows_X86_64 LibreOffice_project/98b30e735bda24bc04ab42594c85f7fd8be07b9c</meta:generator>
  </office:meta>
</office:document-meta>
</file>